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7778d" officeooo:paragraph-rsid="0017778d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78594" officeooo:paragraph-rsid="00178594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L1">
      <style:paragraph-properties fo:orphans="0" fo:widows="0"/>
      <style:text-properties fo:font-size="12pt" officeooo:rsid="0019f39c" officeooo:paragraph-rsid="0019f39c" style:font-size-asian="12pt" style:font-size-complex="12pt"/>
    </style:style>
    <style:style style:name="P20" style:family="paragraph" style:parent-style-name="Standard">
      <style:paragraph-properties fo:orphans="0" fo:widows="0"/>
      <style:text-properties fo:font-size="12pt" officeooo:rsid="001bdd43" officeooo:paragraph-rsid="001bdd43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3db4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778d"/>
    </style:style>
    <style:style style:name="T5" style:family="text">
      <style:text-properties officeooo:rsid="0019eb5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c38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 table:style-name="Table1.3">
          <table:table-cell table:style-name="Table1.A3" office:value-type="string">
            <text:p text:style-name="P13">Test Case ID: <text:span text:style-name="T4">RG-10</text:span></text:p>
          </table:table-cell>
          <table:table-cell table:style-name="Table1.B3" office:value-type="string">
            <text:p text:style-name="P15">Test Designed by: <text:span text:style-name="T7">Bryan Riveros</text:span></text:p>
          </table:table-cell>
        </table:table-row>
        <table:table-row table:style-name="Table1.2">
          <table:table-cell table:style-name="Table1.A4" office:value-type="string">
            <text:p text:style-name="P12">Test Priority (Low/Medium/High): <text:span text:style-name="T4">Medium</text:span></text:p>
          </table:table-cell>
          <table:table-cell table:style-name="Table1.B4" office:value-type="string">
            <text:p text:style-name="P14">Test Designed date: <text:span text:style-name="T7">23/06/2019</text:span></text:p>
          </table:table-cell>
        </table:table-row>
        <table:table-row table:style-name="Table1.3">
          <table:table-cell table:style-name="Table1.A5" office:value-type="string">
            <text:p text:style-name="P12">Module Name: <text:span text:style-name="T5">Cursos/evaluaciones</text:span></text:p>
          </table:table-cell>
          <table:table-cell table:style-name="Table1.B5" office:value-type="string">
            <text:p text:style-name="P14">Test Executed by: </text:p>
          </table:table-cell>
        </table:table-row>
        <table:table-row table:style-name="Table1.3">
          <table:table-cell table:style-name="Table1.A6" office:value-type="string">
            <text:p text:style-name="P12">Test Title: <text:span text:style-name="T4">Número de evaluaciones por curso</text:span></text:p>
          </table:table-cell>
          <table:table-cell table:style-name="Table1.B6" office:value-type="string">
            <text:p text:style-name="P1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2">Description: <text:span text:style-name="T4">Cada curso puede tener cero o más evaluacion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0"/>
          </table:table-cell>
          <table:table-cell table:style-name="Table1.A9" office:value-type="string">
            <text:p text:style-name="P10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list xml:id="list3034228190" text:style-name="L1">
              <text:list-item>
                <text:p text:style-name="P19">Existe cuenta de profesor</text:p>
              </text:list-item>
              <text:list-item>
                <text:p text:style-name="P19">Existe un curso</text:p>
              </text:list-item>
              <text:list-item>
                <text:p text:style-name="P19">Existe una rúbrica</text:p>
              </text:list-item>
            </text:list>
            <text:p text:style-name="P10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4">Dependencies: </text:p>
            <text:p text:style-name="P20">login, gestion de rúbricas, gestión de evaluaciones.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4">Estar logeado como profesor y acceder a la sección de evaluaciones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Aparece la lista de evaluaciones actuales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4">Crear evaluación y asignarla a un curso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Se añade evaluación a lista de evaluaciones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Crear una segunda evaluación y asignarla al mismo curso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4">Se añade evaluación a lista de evaluaciones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5">Acceder a evaluaciones y comprobar que se encuentren estas evaluaciones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5">Se observa que las evaluaciones efectivamente fueron creadas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Dependencies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06:20.319315043</dc:date>
    <meta:editing-duration>PT8M33S</meta:editing-duration>
    <meta:editing-cycles>9</meta:editing-cycles>
    <meta:document-statistic meta:table-count="3" meta:image-count="0" meta:object-count="0" meta:page-count="1" meta:paragraph-count="37" meta:word-count="153" meta:character-count="1001" meta:non-whitespace-character-count="880"/>
  </office:meta>
</office:document-meta>
</file>